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07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5.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.64pt" svg:y="625.72pt">
            <draw:object draw:notify-on-update-of-ranges="Sheet1.B4:Sheet1.B10 Sheet1.D3:Sheet1.D3 Sheet1.D4:Sheet1.D10 Sheet1.E3:Sheet1.E3 Sheet1.E4:Sheet1.E10 Sheet1.F3:Sheet1.F3 Sheet1.F4:Sheet1.F10 Sheet1.G3:Sheet1.G3 Sheet1.G4:Sheet1.G10 Sheet1.H3:Sheet1.H3 Sheet1.H4:Shee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12pt" svg:x="3.12pt" svg:y="892.83pt">
            <draw:object draw:notify-on-update-of-ranges="Sheet1.B15:Sheet1.B21 Sheet1.E14:Sheet1.E14 Sheet1.E15:Sheet1.E21 Sheet1.F14:Sheet1.F14 Sheet1.F15:Sheet1.F21 Sheet1.G14:Sheet1.G14 Sheet1.G15:Sheet1.G21 Sheet1.H14:Sheet1.H14 Sheet1.H15:Sheet1.H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6pt" svg:height="255.09pt" svg:x="466.07pt" svg:y="893.59pt">
            <draw:object draw:notify-on-update-of-ranges="Sheet1.B26:Sheet1.B32 Sheet1.E25:Sheet1.E25 Sheet1.E26:Sheet1.E32 Sheet1.F25:Sheet1.F25 Sheet1.F26:Sheet1.F32 Sheet1.G25:Sheet1.G25 Sheet1.G26:Sheet1.G32 Sheet1.H25:Sheet1.H25 Sheet1.H26:Sheet1.H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83pt" svg:height="255.15pt" svg:x="470.15pt" svg:y="1158.63pt">
            <draw:object draw:notify-on-update-of-ranges="Sheet1.B26:Sheet1.B32 Sheet1.M25:Sheet1.M25 Sheet1.M26:Sheet1.M32 Sheet1.N25:Sheet1.N25 Sheet1.N26:Sheet1.N32 Sheet1.O25:Sheet1.O25 Sheet1.O26:Sheet1.O32 Sheet1.P25:Sheet1.P25 Sheet1.P26:Sheet1.P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453.83pt" svg:height="255.12pt" svg:x="5.44pt" svg:y="1166.2pt">
            <draw:object draw:notify-on-update-of-ranges="Sheet1.B15:Sheet1.B21 Sheet1.M14:Sheet1.M14 Sheet1.M15:Sheet1.M21 Sheet1.N14:Sheet1.N14 Sheet1.N15:Sheet1.N21 Sheet1.O14:Sheet1.O14 Sheet1.O15:Sheet1.O21 Sheet1.P14:Sheet1.P14 Sheet1.P15:Sheet1.P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time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roblem Size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" calcext:value-type="float">
            <text:p>0.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 office:value-type="float" office:value="0.361" calcext:value-type="float">
            <text:p>0.361</text:p>
          </table:table-cell>
          <table:table-cell office:value-type="float" office:value="0.284" calcext:value-type="float">
            <text:p>0.284</text:p>
          </table:table-cell>
          <table:table-cell table:number-columns-repeated="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5.514" calcext:value-type="float">
            <text:p>5.514</text:p>
          </table:table-cell>
          <table:table-cell office:value-type="float" office:value="3.015" calcext:value-type="float">
            <text:p>3.015</text:p>
          </table:table-cell>
          <table:table-cell office:value-type="float" office:value="2.18" calcext:value-type="float">
            <text:p>2.18</text:p>
          </table:table-cell>
          <table:table-cell office:value-type="float" office:value="1.759" calcext:value-type="float">
            <text:p>1.75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3.708" calcext:value-type="float">
            <text:p>3.708</text:p>
          </table:table-cell>
          <table:table-cell office:value-type="float" office:value="32.66" calcext:value-type="float">
            <text:p>32.66</text:p>
          </table:table-cell>
          <table:table-cell office:value-type="float" office:value="16.808" calcext:value-type="float">
            <text:p>16.808</text:p>
          </table:table-cell>
          <table:table-cell office:value-type="float" office:value="12.197" calcext:value-type="float">
            <text:p>12.197</text:p>
          </table:table-cell>
          <table:table-cell office:value-type="float" office:value="9.865" calcext:value-type="float">
            <text:p>9.865</text:p>
          </table:table-cell>
          <table:table-cell table:number-columns-repeated="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.125" calcext:value-type="float">
            <text:p>25.125</text:p>
          </table:table-cell>
          <table:table-cell office:value-type="float" office:value="205.696" calcext:value-type="float">
            <text:p>205.696</text:p>
          </table:table-cell>
          <table:table-cell office:value-type="float" office:value="111.036" calcext:value-type="float">
            <text:p>111.036</text:p>
          </table:table-cell>
          <table:table-cell office:value-type="float" office:value="78.249" calcext:value-type="float">
            <text:p>78.249</text:p>
          </table:table-cell>
          <table:table-cell office:value-type="float" office:value="59.795" calcext:value-type="float">
            <text:p>59.795</text:p>
          </table:table-cell>
          <table:table-cell table:number-columns-repeated="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1.554" calcext:value-type="float">
            <text:p>181.554</text:p>
          </table:table-cell>
          <table:table-cell office:value-type="float" office:value="1397.241" calcext:value-type="float">
            <text:p>1397.241</text:p>
          </table:table-cell>
          <table:table-cell office:value-type="float" office:value="717.958" calcext:value-type="float">
            <text:p>717.958</text:p>
          </table:table-cell>
          <table:table-cell office:value-type="float" office:value="535.272" calcext:value-type="float">
            <text:p>535.272</text:p>
          </table:table-cell>
          <table:table-cell office:value-type="float" office:value="384.452" calcext:value-type="float">
            <text:p>384.452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1">
          <table:table-cell table:style-name="ce1" office:value-type="string" calcext:value-type="string">
            <text:p>Speedup (Relative)</text:p>
          </table:table-cell>
          <table:table-cell table:number-columns-repeated="8"/>
          <table:table-cell table:style-name="ce1" office:value-type="string" calcext:value-type="string">
            <text:p>Efficiency (Relative)</text:p>
          </table:table-cell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roblem Size</text:p>
          </table:table-cell>
          <table:table-cell table:number-columns-repeated="2"/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  <table:table-cell table:number-columns-repeated="2"/>
          <table:table-cell office:value-type="string" calcext:value-type="string">
            <text:p>Problem Size</text:p>
          </table:table-cell>
          <table:table-cell/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E4]/[.E4]" office:value-type="float" office:value="1" calcext:value-type="float">
            <text:p>1</text:p>
          </table:table-cell>
          <table:table-cell table:formula="of:=[.E4]/[.F4]" office:value-type="float" office:value="1.86363636363636" calcext:value-type="float">
            <text:p>1.86363636363636</text:p>
          </table:table-cell>
          <table:table-cell table:formula="of:=[.E4]/[.G4]" office:value-type="float" office:value="2.27777777777778" calcext:value-type="float">
            <text:p>2.27777777777778</text:p>
          </table:table-cell>
          <table:table-cell table:formula="of:=[.E4]/[.H4]" office:value-type="float" office:value="2.5625" calcext:value-type="float">
            <text:p>2.56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E15]/1" office:value-type="float" office:value="1" calcext:value-type="float">
            <text:p>1</text:p>
          </table:table-cell>
          <table:table-cell table:formula="of:=[.F15]/2" office:value-type="float" office:value="0.931818181818182" calcext:value-type="float">
            <text:p>0.931818181818182</text:p>
          </table:table-cell>
          <table:table-cell table:formula="of:=[.G15]/3" office:value-type="float" office:value="0.759259259259259" calcext:value-type="float">
            <text:p>0.759259259259259</text:p>
          </table:table-cell>
          <table:table-cell table:formula="of:=[.H15]/4" office:value-type="float" office:value="0.640625" calcext:value-type="float">
            <text:p>0.6406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E5]/[.E5]" office:value-type="float" office:value="1" calcext:value-type="float">
            <text:p>1</text:p>
          </table:table-cell>
          <table:table-cell table:formula="of:=[.E5]/[.F5]" office:value-type="float" office:value="1.78703703703704" calcext:value-type="float">
            <text:p>1.78703703703704</text:p>
          </table:table-cell>
          <table:table-cell table:formula="of:=[.E5]/[.G5]" office:value-type="float" office:value="2.57333333333333" calcext:value-type="float">
            <text:p>2.57333333333333</text:p>
          </table:table-cell>
          <table:table-cell table:formula="of:=[.E5]/[.H5]" office:value-type="float" office:value="3.21666666666667" calcext:value-type="float">
            <text:p>3.216666666666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[.E16]/1" office:value-type="float" office:value="1" calcext:value-type="float">
            <text:p>1</text:p>
          </table:table-cell>
          <table:table-cell table:formula="of:=[.F16]/2" office:value-type="float" office:value="0.893518518518519" calcext:value-type="float">
            <text:p>0.893518518518519</text:p>
          </table:table-cell>
          <table:table-cell table:formula="of:=[.G16]/3" office:value-type="float" office:value="0.857777777777778" calcext:value-type="float">
            <text:p>0.857777777777778</text:p>
          </table:table-cell>
          <table:table-cell table:formula="of:=[.H16]/4" office:value-type="float" office:value="0.804166666666667" calcext:value-type="float">
            <text:p>0.804166666666667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E6]/[.E6]" office:value-type="float" office:value="1" calcext:value-type="float">
            <text:p>1</text:p>
          </table:table-cell>
          <table:table-cell table:formula="of:=[.E6]/[.F6]" office:value-type="float" office:value="1.92678227360308" calcext:value-type="float">
            <text:p>1.92678227360308</text:p>
          </table:table-cell>
          <table:table-cell table:formula="of:=[.E6]/[.G6]" office:value-type="float" office:value="2.77008310249307" calcext:value-type="float">
            <text:p>2.77008310249307</text:p>
          </table:table-cell>
          <table:table-cell table:formula="of:=[.E6]/[.H6]" office:value-type="float" office:value="3.52112676056338" calcext:value-type="float">
            <text:p>3.5211267605633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[.E17]/1" office:value-type="float" office:value="1" calcext:value-type="float">
            <text:p>1</text:p>
          </table:table-cell>
          <table:table-cell table:formula="of:=[.F17]/2" office:value-type="float" office:value="0.963391136801541" calcext:value-type="float">
            <text:p>0.963391136801541</text:p>
          </table:table-cell>
          <table:table-cell table:formula="of:=[.G17]/3" office:value-type="float" office:value="0.923361034164358" calcext:value-type="float">
            <text:p>0.923361034164358</text:p>
          </table:table-cell>
          <table:table-cell table:formula="of:=[.H17]/4" office:value-type="float" office:value="0.880281690140845" calcext:value-type="float">
            <text:p>0.880281690140845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[.E7]/[.E7]" office:value-type="float" office:value="1" calcext:value-type="float">
            <text:p>1</text:p>
          </table:table-cell>
          <table:table-cell table:formula="of:=[.E7]/[.F7]" office:value-type="float" office:value="1.82885572139303" calcext:value-type="float">
            <text:p>1.82885572139303</text:p>
          </table:table-cell>
          <table:table-cell table:formula="of:=[.E7]/[.G7]" office:value-type="float" office:value="2.52935779816514" calcext:value-type="float">
            <text:p>2.52935779816514</text:p>
          </table:table-cell>
          <table:table-cell table:formula="of:=[.E7]/[.H7]" office:value-type="float" office:value="3.13473564525298" calcext:value-type="float">
            <text:p>3.134735645252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18]/1" office:value-type="float" office:value="1" calcext:value-type="float">
            <text:p>1</text:p>
          </table:table-cell>
          <table:table-cell table:formula="of:=[.F18]/2" office:value-type="float" office:value="0.914427860696517" calcext:value-type="float">
            <text:p>0.914427860696517</text:p>
          </table:table-cell>
          <table:table-cell table:formula="of:=[.G18]/3" office:value-type="float" office:value="0.843119266055046" calcext:value-type="float">
            <text:p>0.843119266055046</text:p>
          </table:table-cell>
          <table:table-cell table:formula="of:=[.H18]/4" office:value-type="float" office:value="0.783683911313246" calcext:value-type="float">
            <text:p>0.78368391131324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[.E8]/[.E8]" office:value-type="float" office:value="1" calcext:value-type="float">
            <text:p>1</text:p>
          </table:table-cell>
          <table:table-cell table:formula="of:=[.E8]/[.F8]" office:value-type="float" office:value="1.94312232270347" calcext:value-type="float">
            <text:p>1.94312232270347</text:p>
          </table:table-cell>
          <table:table-cell table:formula="of:=[.E8]/[.G8]" office:value-type="float" office:value="2.67770763302451" calcext:value-type="float">
            <text:p>2.67770763302451</text:p>
          </table:table-cell>
          <table:table-cell table:formula="of:=[.E8]/[.H8]" office:value-type="float" office:value="3.31069437404967" calcext:value-type="float">
            <text:p>3.310694374049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[.E19]/1" office:value-type="float" office:value="1" calcext:value-type="float">
            <text:p>1</text:p>
          </table:table-cell>
          <table:table-cell table:formula="of:=[.F19]/2" office:value-type="float" office:value="0.971561161351737" calcext:value-type="float">
            <text:p>0.971561161351737</text:p>
          </table:table-cell>
          <table:table-cell table:formula="of:=[.G19]/3" office:value-type="float" office:value="0.892569211008171" calcext:value-type="float">
            <text:p>0.892569211008171</text:p>
          </table:table-cell>
          <table:table-cell table:formula="of:=[.H19]/4" office:value-type="float" office:value="0.827673593512417" calcext:value-type="float">
            <text:p>0.827673593512417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E9]/[.E9]" office:value-type="float" office:value="1" calcext:value-type="float">
            <text:p>1</text:p>
          </table:table-cell>
          <table:table-cell table:formula="of:=[.E9]/[.F9]" office:value-type="float" office:value="1.85251630101949" calcext:value-type="float">
            <text:p>1.85251630101949</text:p>
          </table:table-cell>
          <table:table-cell table:formula="of:=[.E9]/[.G9]" office:value-type="float" office:value="2.62873646947565" calcext:value-type="float">
            <text:p>2.62873646947565</text:p>
          </table:table-cell>
          <table:table-cell table:formula="of:=[.E9]/[.H9]" office:value-type="float" office:value="3.44002006856761" calcext:value-type="float">
            <text:p>3.4400200685676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[.E20]/1" office:value-type="float" office:value="1" calcext:value-type="float">
            <text:p>1</text:p>
          </table:table-cell>
          <table:table-cell table:formula="of:=[.F20]/2" office:value-type="float" office:value="0.926258150509745" calcext:value-type="float">
            <text:p>0.926258150509745</text:p>
          </table:table-cell>
          <table:table-cell table:formula="of:=[.G20]/3" office:value-type="float" office:value="0.876245489825216" calcext:value-type="float">
            <text:p>0.876245489825216</text:p>
          </table:table-cell>
          <table:table-cell table:formula="of:=[.H20]/4" office:value-type="float" office:value="0.860005017141901" calcext:value-type="float">
            <text:p>0.860005017141901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[.E10]/[.E10]" office:value-type="float" office:value="1" calcext:value-type="float">
            <text:p>1</text:p>
          </table:table-cell>
          <table:table-cell table:formula="of:=[.E10]/[.F10]" office:value-type="float" office:value="1.94613194643698" calcext:value-type="float">
            <text:p>1.94613194643698</text:p>
          </table:table-cell>
          <table:table-cell table:formula="of:=[.E10]/[.G10]" office:value-type="float" office:value="2.6103382952966" calcext:value-type="float">
            <text:p>2.6103382952966</text:p>
          </table:table-cell>
          <table:table-cell table:formula="of:=[.E10]/[.H10]" office:value-type="float" office:value="3.63437048058015" calcext:value-type="float">
            <text:p>3.634370480580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E21]/1" office:value-type="float" office:value="1" calcext:value-type="float">
            <text:p>1</text:p>
          </table:table-cell>
          <table:table-cell table:formula="of:=[.F21]/2" office:value-type="float" office:value="0.973065973218489" calcext:value-type="float">
            <text:p>0.973065973218489</text:p>
          </table:table-cell>
          <table:table-cell table:formula="of:=[.G21]/3" office:value-type="float" office:value="0.870112765098865" calcext:value-type="float">
            <text:p>0.870112765098865</text:p>
          </table:table-cell>
          <table:table-cell table:formula="of:=[.H21]/4" office:value-type="float" office:value="0.908592620145038" calcext:value-type="float">
            <text:p>0.908592620145038</text:p>
          </table:table-cell>
        </table:table-row>
        <table:table-row table:style-name="ro2">
          <table:table-cell table:number-columns-repeated="16"/>
        </table:table-row>
        <table:table-row table:style-name="ro1">
          <table:table-cell table:style-name="ce1" office:value-type="string" calcext:value-type="string">
            <text:p>Speedup (Absolute)</text:p>
          </table:table-cell>
          <table:table-cell table:number-columns-repeated="8"/>
          <table:table-cell table:style-name="ce1" office:value-type="string" calcext:value-type="string">
            <text:p>Efficiency (Absolute)</text:p>
          </table:table-cell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roblem Size</text:p>
          </table:table-cell>
          <table:table-cell table:number-columns-repeated="2"/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  <table:table-cell table:number-columns-repeated="2"/>
          <table:table-cell office:value-type="string" calcext:value-type="string">
            <text:p>Problem Size</text:p>
          </table:table-cell>
          <table:table-cell/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D4]/[.E4]" office:value-type="float" office:value="0.0975609756097561" calcext:value-type="float">
            <text:p>0.097560975609756</text:p>
          </table:table-cell>
          <table:table-cell table:formula="of:=[.D4]/[.F4]" office:value-type="float" office:value="0.181818181818182" calcext:value-type="float">
            <text:p>0.181818181818182</text:p>
          </table:table-cell>
          <table:table-cell table:formula="of:=[.D4]/[.G4]" office:value-type="float" office:value="0.222222222222222" calcext:value-type="float">
            <text:p>0.222222222222222</text:p>
          </table:table-cell>
          <table:table-cell table:formula="of:=[.D4]/[.H4]" office:value-type="float" office:value="0.25" calcext:value-type="float">
            <text:p>0.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[.E26]/1" office:value-type="float" office:value="0.0975609756097561" calcext:value-type="float">
            <text:p>0.097560975609756</text:p>
          </table:table-cell>
          <table:table-cell table:formula="of:=[.F26]/2" office:value-type="float" office:value="0.0909090909090909" calcext:value-type="float">
            <text:p>0.090909090909091</text:p>
          </table:table-cell>
          <table:table-cell table:formula="of:=[.G26]/3" office:value-type="float" office:value="0.0740740740740741" calcext:value-type="float">
            <text:p>0.074074074074074</text:p>
          </table:table-cell>
          <table:table-cell table:formula="of:=[.H26]/4" office:value-type="float" office:value="0.0625" calcext:value-type="float">
            <text:p>0.06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D5]/[.E5]" office:value-type="float" office:value="0.0932642487046632" calcext:value-type="float">
            <text:p>0.093264248704663</text:p>
          </table:table-cell>
          <table:table-cell table:formula="of:=[.D5]/[.F5]" office:value-type="float" office:value="0.166666666666667" calcext:value-type="float">
            <text:p>0.166666666666667</text:p>
          </table:table-cell>
          <table:table-cell table:formula="of:=[.D5]/[.G5]" office:value-type="float" office:value="0.24" calcext:value-type="float">
            <text:p>0.24</text:p>
          </table:table-cell>
          <table:table-cell table:formula="of:=[.D5]/[.H5]" office:value-type="float" office:value="0.3" calcext:value-type="float">
            <text:p>0.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[.E27]/1" office:value-type="float" office:value="0.0932642487046632" calcext:value-type="float">
            <text:p>0.093264248704663</text:p>
          </table:table-cell>
          <table:table-cell table:formula="of:=[.F27]/2" office:value-type="float" office:value="0.0833333333333333" calcext:value-type="float">
            <text:p>0.083333333333333</text:p>
          </table:table-cell>
          <table:table-cell table:formula="of:=[.G27]/3" office:value-type="float" office:value="0.08" calcext:value-type="float">
            <text:p>0.08</text:p>
          </table:table-cell>
          <table:table-cell table:formula="of:=[.H27]/4" office:value-type="float" office:value="0.075" calcext:value-type="float">
            <text:p>0.075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D6]/[.E6]" office:value-type="float" office:value="0.098" calcext:value-type="float">
            <text:p>0.098</text:p>
          </table:table-cell>
          <table:table-cell table:formula="of:=[.D6]/[.F6]" office:value-type="float" office:value="0.188824662813102" calcext:value-type="float">
            <text:p>0.188824662813102</text:p>
          </table:table-cell>
          <table:table-cell table:formula="of:=[.D6]/[.G6]" office:value-type="float" office:value="0.271468144044321" calcext:value-type="float">
            <text:p>0.271468144044321</text:p>
          </table:table-cell>
          <table:table-cell table:formula="of:=[.D6]/[.H6]" office:value-type="float" office:value="0.345070422535211" calcext:value-type="float">
            <text:p>0.3450704225352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[.E28]/1" office:value-type="float" office:value="0.098" calcext:value-type="float">
            <text:p>0.098</text:p>
          </table:table-cell>
          <table:table-cell table:formula="of:=[.F28]/2" office:value-type="float" office:value="0.0944123314065511" calcext:value-type="float">
            <text:p>0.094412331406551</text:p>
          </table:table-cell>
          <table:table-cell table:formula="of:=[.G28]/3" office:value-type="float" office:value="0.0904893813481071" calcext:value-type="float">
            <text:p>0.090489381348107</text:p>
          </table:table-cell>
          <table:table-cell table:formula="of:=[.H28]/4" office:value-type="float" office:value="0.0862676056338028" calcext:value-type="float">
            <text:p>0.086267605633803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[.D7]/[.E7]" office:value-type="float" office:value="0.105368153790352" calcext:value-type="float">
            <text:p>0.105368153790352</text:p>
          </table:table-cell>
          <table:table-cell table:formula="of:=[.D7]/[.F7]" office:value-type="float" office:value="0.192703150912106" calcext:value-type="float">
            <text:p>0.192703150912106</text:p>
          </table:table-cell>
          <table:table-cell table:formula="of:=[.D7]/[.G7]" office:value-type="float" office:value="0.26651376146789" calcext:value-type="float">
            <text:p>0.26651376146789</text:p>
          </table:table-cell>
          <table:table-cell table:formula="of:=[.D7]/[.H7]" office:value-type="float" office:value="0.330301307561114" calcext:value-type="float">
            <text:p>0.3303013075611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29]/1" office:value-type="float" office:value="0.105368153790352" calcext:value-type="float">
            <text:p>0.105368153790352</text:p>
          </table:table-cell>
          <table:table-cell table:formula="of:=[.F29]/2" office:value-type="float" office:value="0.096351575456053" calcext:value-type="float">
            <text:p>0.096351575456053</text:p>
          </table:table-cell>
          <table:table-cell table:formula="of:=[.G29]/3" office:value-type="float" office:value="0.0888379204892966" calcext:value-type="float">
            <text:p>0.088837920489297</text:p>
          </table:table-cell>
          <table:table-cell table:formula="of:=[.H29]/4" office:value-type="float" office:value="0.0825753268902786" calcext:value-type="float">
            <text:p>0.082575326890279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[.D8]/[.E8]" office:value-type="float" office:value="0.113533374157991" calcext:value-type="float">
            <text:p>0.113533374157991</text:p>
          </table:table-cell>
          <table:table-cell table:formula="of:=[.D8]/[.F8]" office:value-type="float" office:value="0.220609233698239" calcext:value-type="float">
            <text:p>0.220609233698239</text:p>
          </table:table-cell>
          <table:table-cell table:formula="of:=[.D8]/[.G8]" office:value-type="float" office:value="0.304009182585882" calcext:value-type="float">
            <text:p>0.304009182585882</text:p>
          </table:table-cell>
          <table:table-cell table:formula="of:=[.D8]/[.H8]" office:value-type="float" office:value="0.375874303091738" calcext:value-type="float">
            <text:p>0.3758743030917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formula="of:=[.E30]/1" office:value-type="float" office:value="0.113533374157991" calcext:value-type="float">
            <text:p>0.113533374157991</text:p>
          </table:table-cell>
          <table:table-cell table:formula="of:=[.F30]/2" office:value-type="float" office:value="0.110304616849119" calcext:value-type="float">
            <text:p>0.110304616849119</text:p>
          </table:table-cell>
          <table:table-cell table:formula="of:=[.G30]/3" office:value-type="float" office:value="0.101336394195294" calcext:value-type="float">
            <text:p>0.101336394195294</text:p>
          </table:table-cell>
          <table:table-cell table:formula="of:=[.H30]/4" office:value-type="float" office:value="0.0939685757729346" calcext:value-type="float">
            <text:p>0.09396857577293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D9]/[.E9]" office:value-type="float" office:value="0.122146274113255" calcext:value-type="float">
            <text:p>0.122146274113255</text:p>
          </table:table-cell>
          <table:table-cell table:formula="of:=[.D9]/[.F9]" office:value-type="float" office:value="0.226277963903599" calcext:value-type="float">
            <text:p>0.226277963903599</text:p>
          </table:table-cell>
          <table:table-cell table:formula="of:=[.D9]/[.G9]" office:value-type="float" office:value="0.321090365372081" calcext:value-type="float">
            <text:p>0.321090365372081</text:p>
          </table:table-cell>
          <table:table-cell table:formula="of:=[.D9]/[.H9]" office:value-type="float" office:value="0.420185634250355" calcext:value-type="float">
            <text:p>0.4201856342503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[.E31]/1" office:value-type="float" office:value="0.122146274113255" calcext:value-type="float">
            <text:p>0.122146274113255</text:p>
          </table:table-cell>
          <table:table-cell table:formula="of:=[.F31]/2" office:value-type="float" office:value="0.113138981951799" calcext:value-type="float">
            <text:p>0.113138981951799</text:p>
          </table:table-cell>
          <table:table-cell table:formula="of:=[.G31]/3" office:value-type="float" office:value="0.107030121790694" calcext:value-type="float">
            <text:p>0.107030121790694</text:p>
          </table:table-cell>
          <table:table-cell table:formula="of:=[.H31]/4" office:value-type="float" office:value="0.105046408562589" calcext:value-type="float">
            <text:p>0.105046408562589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[.D10]/[.E10]" office:value-type="float" office:value="0.129937498255491" calcext:value-type="float">
            <text:p>0.129937498255491</text:p>
          </table:table-cell>
          <table:table-cell table:formula="of:=[.D10]/[.F10]" office:value-type="float" office:value="0.252875516395109" calcext:value-type="float">
            <text:p>0.252875516395109</text:p>
          </table:table-cell>
          <table:table-cell table:formula="of:=[.D10]/[.G10]" office:value-type="float" office:value="0.339180827691342" calcext:value-type="float">
            <text:p>0.339180827691342</text:p>
          </table:table-cell>
          <table:table-cell table:formula="of:=[.D10]/[.H10]" office:value-type="float" office:value="0.47224100798019" calcext:value-type="float">
            <text:p>0.472241007980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E32]/1" office:value-type="float" office:value="0.129937498255491" calcext:value-type="float">
            <text:p>0.129937498255491</text:p>
          </table:table-cell>
          <table:table-cell table:formula="of:=[.F32]/2" office:value-type="float" office:value="0.126437758197555" calcext:value-type="float">
            <text:p>0.126437758197555</text:p>
          </table:table-cell>
          <table:table-cell table:formula="of:=[.G32]/3" office:value-type="float" office:value="0.113060275897114" calcext:value-type="float">
            <text:p>0.113060275897114</text:p>
          </table:table-cell>
          <table:table-cell table:formula="of:=[.H32]/4" office:value-type="float" office:value="0.118060251995047" calcext:value-type="float">
            <text:p>0.118060251995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23:48:50.805516769</meta:creation-date>
    <dc:date>2019-12-11T00:20:30.468066240</dc:date>
    <meta:editing-duration>PT31M30S</meta:editing-duration>
    <meta:editing-cycles>26</meta:editing-cycles>
    <meta:generator>LibreOffice/6.2.8.2$Linux_X86_64 LibreOffice_project/20$Build-2</meta:generator>
    <meta:document-statistic meta:table-count="1" meta:cell-count="21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Runtime</text:p>
        </chart:title>
        <chart:legend chart:legend-position="end" svg:x="13.121cm" svg:y="3.205cm" style:legend-expansion="high" chart:style-name="ch3"/>
        <chart:plot-area chart:style-name="ch4" table:cell-range-address="Sheet1.B4:Sheet1.B10 Sheet1.D3:Sheet1.H10" chart:data-source-has-labels="both" svg:x="1.331cm" svg:y="1.275cm" svg:width="11.47cm" svg:height="6.564cm">
          <chartooo:coordinate-region svg:x="2.138cm" svg:y="1.474cm" svg:width="10.291cm" svg:height="5.718cm"/>
          <chart:axis chart:dimension="x" chart:name="primary-x" chart:style-name="ch5" chartooo:axis-type="auto">
            <chartooo:date-scale/>
            <chart:title svg:x="6.043cm" svg:y="8.019cm" chart:style-name="ch6">
              <text:p>Problem Size</text:p>
            </chart:title>
            <chart:categories table:cell-range-address="Sheet1.B4:Sheet1.B10"/>
          </chart:axis>
          <chart:axis chart:dimension="y" chart:name="primary-y" chart:style-name="ch5">
            <chart:title svg:x="0.451cm" svg:y="5.249cm" chart:style-name="ch7">
              <text:p>Seconds</text:p>
            </chart:title>
            <chart:grid chart:style-name="ch8" chart:class="major"/>
          </chart:axis>
          <chart:series chart:style-name="ch9" chart:values-cell-range-address="Sheet1.D4:Sheet1.D10" chart:label-cell-address="Sheet1.D3:Sheet1.D3" chart:class="chart:line">
            <chart:data-point chart:repeated="7"/>
          </chart:series>
          <chart:series chart:style-name="ch10" chart:values-cell-range-address="Sheet1.E4:Sheet1.E10" chart:label-cell-address="Sheet1.E3:Sheet1.E3" chart:class="chart:line">
            <chart:data-point chart:repeated="7"/>
          </chart:series>
          <chart:series chart:style-name="ch11" chart:values-cell-range-address="Sheet1.F4:Sheet1.F10" chart:label-cell-address="Sheet1.F3:Sheet1.F3" chart:class="chart:line">
            <chart:data-point chart:repeated="7"/>
          </chart:series>
          <chart:series chart:style-name="ch12" chart:values-cell-range-address="Sheet1.G4:Sheet1.G10" chart:label-cell-address="Sheet1.G3:Sheet1.G3" chart:class="chart:line">
            <chart:data-point chart:repeated="7"/>
          </chart:series>
          <chart:series chart:style-name="ch13" chart:values-cell-range-address="Sheet1.H4:Sheet1.H10" chart:label-cell-address="Sheet1.H3:Sheet1.H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  <draw:g>
                  <svg:desc>Sheet1.D3:Sheet1.D3</svg:desc>
                </draw:g>
              </table:table-cell>
              <table:table-cell office:value-type="string">
                <text:p>1 Thread</text:p>
                <draw:g>
                  <svg:desc>Sheet1.E3:Sheet1.E3</svg:desc>
                </draw:g>
              </table:table-cell>
              <table:table-cell office:value-type="string">
                <text:p>2 Threads</text:p>
                <draw:g>
                  <svg:desc>Sheet1.F3:Sheet1.F3</svg:desc>
                </draw:g>
              </table:table-cell>
              <table:table-cell office:value-type="string">
                <text:p>3 Threads</text:p>
                <draw:g>
                  <svg:desc>Sheet1.G3:Sheet1.G3</svg:desc>
                </draw:g>
              </table:table-cell>
              <table:table-cell office:value-type="string">
                <text:p>4 Threads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4:Sheet1.B10</svg:desc>
                </draw:g>
              </table:table-cell>
              <table:table-cell office:value-type="float" office:value="0.004">
                <text:p>0.004</text:p>
                <draw:g>
                  <svg:desc>Sheet1.D4:Sheet1.D10</svg:desc>
                </draw:g>
              </table:table-cell>
              <table:table-cell office:value-type="float" office:value="0.041">
                <text:p>0.041</text:p>
                <draw:g>
                  <svg:desc>Sheet1.E4:Sheet1.E10</svg:desc>
                </draw:g>
              </table:table-cell>
              <table:table-cell office:value-type="float" office:value="0.022">
                <text:p>0.022</text:p>
                <draw:g>
                  <svg:desc>Sheet1.F4:Sheet1.F10</svg:desc>
                </draw:g>
              </table:table-cell>
              <table:table-cell office:value-type="float" office:value="0.018">
                <text:p>0.018</text:p>
                <draw:g>
                  <svg:desc>Sheet1.G4:Sheet1.G10</svg:desc>
                </draw:g>
              </table:table-cell>
              <table:table-cell office:value-type="float" office:value="0.016">
                <text:p>0.016</text:p>
                <draw:g>
                  <svg:desc>Sheet1.H4:Sheet1.H10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8">
                <text:p>0.018</text:p>
              </table:table-cell>
              <table:table-cell office:value-type="float" office:value="0.193">
                <text:p>0.193</text:p>
              </table:table-cell>
              <table:table-cell office:value-type="float" office:value="0.108">
                <text:p>0.108</text:p>
              </table:table-cell>
              <table:table-cell office:value-type="float" office:value="0.075">
                <text:p>0.07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8">
                <text:p>0.098</text:p>
              </table:table-cell>
              <table:table-cell office:value-type="float" office:value="1">
                <text:p>1</text:p>
              </table:table-cell>
              <table:table-cell office:value-type="float" office:value="0.519">
                <text:p>0.519</text:p>
              </table:table-cell>
              <table:table-cell office:value-type="float" office:value="0.361">
                <text:p>0.361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1">
                <text:p>0.581</text:p>
              </table:table-cell>
              <table:table-cell office:value-type="float" office:value="5.514">
                <text:p>5.514</text:p>
              </table:table-cell>
              <table:table-cell office:value-type="float" office:value="3.015">
                <text:p>3.015</text:p>
              </table:table-cell>
              <table:table-cell office:value-type="float" office:value="2.18">
                <text:p>2.18</text:p>
              </table:table-cell>
              <table:table-cell office:value-type="float" office:value="1.759">
                <text:p>1.7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708">
                <text:p>3.708</text:p>
              </table:table-cell>
              <table:table-cell office:value-type="float" office:value="32.66">
                <text:p>32.66</text:p>
              </table:table-cell>
              <table:table-cell office:value-type="float" office:value="16.808">
                <text:p>16.808</text:p>
              </table:table-cell>
              <table:table-cell office:value-type="float" office:value="12.197">
                <text:p>12.197</text:p>
              </table:table-cell>
              <table:table-cell office:value-type="float" office:value="9.865">
                <text:p>9.8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25">
                <text:p>25.125</text:p>
              </table:table-cell>
              <table:table-cell office:value-type="float" office:value="205.696">
                <text:p>205.696</text:p>
              </table:table-cell>
              <table:table-cell office:value-type="float" office:value="111.036">
                <text:p>111.036</text:p>
              </table:table-cell>
              <table:table-cell office:value-type="float" office:value="78.249">
                <text:p>78.249</text:p>
              </table:table-cell>
              <table:table-cell office:value-type="float" office:value="59.795">
                <text:p>59.7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1.554">
                <text:p>181.554</text:p>
              </table:table-cell>
              <table:table-cell office:value-type="float" office:value="1397.241">
                <text:p>1397.241</text:p>
              </table:table-cell>
              <table:table-cell office:value-type="float" office:value="717.958">
                <text:p>717.958</text:p>
              </table:table-cell>
              <table:table-cell office:value-type="float" office:value="535.272">
                <text:p>535.272</text:p>
              </table:table-cell>
              <table:table-cell office:value-type="float" office:value="384.452">
                <text:p>384.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9.001cm" xlink:href=".." xlink:type="simple" chart:class="chart:line" chart:style-name="ch1">
        <chart:title svg:x="6.026cm" svg:y="0.316cm" chart:style-name="ch2">
          <text:p>Speedup (Relative)</text:p>
        </chart:title>
        <chart:legend chart:legend-position="end" svg:x="13.123cm" svg:y="3.454cm" style:legend-expansion="high" chart:style-name="ch3"/>
        <chart:plot-area chart:style-name="ch4" table:cell-range-address="Sheet1.B15:Sheet1.B21 Sheet1.E14:Sheet1.H21" chart:data-source-has-labels="both" svg:x="1.331cm" svg:y="1.275cm" svg:width="11.472cm" svg:height="6.565cm">
          <chartooo:coordinate-region svg:x="2.058cm" svg:y="1.475cm" svg:width="10.558cm" svg:height="5.718cm"/>
          <chart:axis chart:dimension="x" chart:name="primary-x" chart:style-name="ch5" chartooo:axis-type="auto">
            <chartooo:date-scale/>
            <chart:title svg:x="6.044cm" svg:y="8.02cm" chart:style-name="ch6">
              <text:p>Problem Size</text:p>
            </chart:title>
            <chart:categories table:cell-range-address="Sheet1.B15:Sheet1.B21"/>
          </chart:axis>
          <chart:axis chart:dimension="y" chart:name="primary-y" chart:style-name="ch5">
            <chart:title svg:x="0.451cm" svg:y="5.064cm" chart:style-name="ch7">
              <text:p>Factor</text:p>
            </chart:title>
            <chart:grid chart:style-name="ch8" chart:class="major"/>
          </chart:axis>
          <chart:series chart:style-name="ch9" chart:values-cell-range-address="Sheet1.E15:Sheet1.E21" chart:label-cell-address="Sheet1.E14:Sheet1.E14" chart:class="chart:line">
            <chart:data-point chart:repeated="7"/>
          </chart:series>
          <chart:series chart:style-name="ch10" chart:values-cell-range-address="Sheet1.F15:Sheet1.F21" chart:label-cell-address="Sheet1.F14:Sheet1.F14" chart:class="chart:line">
            <chart:data-point chart:repeated="7"/>
          </chart:series>
          <chart:series chart:style-name="ch11" chart:values-cell-range-address="Sheet1.G15:Sheet1.G21" chart:label-cell-address="Sheet1.G14:Sheet1.G14" chart:class="chart:line">
            <chart:data-point chart:repeated="7"/>
          </chart:series>
          <chart:series chart:style-name="ch12" chart:values-cell-range-address="Sheet1.H15:Sheet1.H21" chart:label-cell-address="Sheet1.H14:Sheet1.H14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E14:Sheet1.E14</svg:desc>
                </draw:g>
              </table:table-cell>
              <table:table-cell office:value-type="string">
                <text:p>2 Threads</text:p>
                <draw:g>
                  <svg:desc>Sheet1.F14:Sheet1.F14</svg:desc>
                </draw:g>
              </table:table-cell>
              <table:table-cell office:value-type="string">
                <text:p>3 Threads</text:p>
                <draw:g>
                  <svg:desc>Sheet1.G14:Sheet1.G14</svg:desc>
                </draw:g>
              </table:table-cell>
              <table:table-cell office:value-type="string">
                <text:p>4 Threads</text:p>
                <draw:g>
                  <svg:desc>Sheet1.H14:Sheet1.H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15:Sheet1.B21</svg:desc>
                </draw:g>
              </table:table-cell>
              <table:table-cell office:value-type="float" office:value="1">
                <text:p>1</text:p>
                <draw:g>
                  <svg:desc>Sheet1.E15:Sheet1.E21</svg:desc>
                </draw:g>
              </table:table-cell>
              <table:table-cell office:value-type="float" office:value="1.86363636363636">
                <text:p>1.86363636363636</text:p>
                <draw:g>
                  <svg:desc>Sheet1.F15:Sheet1.F21</svg:desc>
                </draw:g>
              </table:table-cell>
              <table:table-cell office:value-type="float" office:value="2.27777777777778">
                <text:p>2.27777777777778</text:p>
                <draw:g>
                  <svg:desc>Sheet1.G15:Sheet1.G21</svg:desc>
                </draw:g>
              </table:table-cell>
              <table:table-cell office:value-type="float" office:value="2.5625">
                <text:p>2.5625</text:p>
                <draw:g>
                  <svg:desc>Sheet1.H15:Sheet1.H21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78703703703704">
                <text:p>1.78703703703704</text:p>
              </table:table-cell>
              <table:table-cell office:value-type="float" office:value="2.57333333333333">
                <text:p>2.57333333333333</text:p>
              </table:table-cell>
              <table:table-cell office:value-type="float" office:value="3.21666666666667">
                <text:p>3.2166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92678227360308">
                <text:p>1.92678227360308</text:p>
              </table:table-cell>
              <table:table-cell office:value-type="float" office:value="2.77008310249307">
                <text:p>2.77008310249307</text:p>
              </table:table-cell>
              <table:table-cell office:value-type="float" office:value="3.52112676056338">
                <text:p>3.521126760563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82885572139303">
                <text:p>1.82885572139303</text:p>
              </table:table-cell>
              <table:table-cell office:value-type="float" office:value="2.52935779816514">
                <text:p>2.52935779816514</text:p>
              </table:table-cell>
              <table:table-cell office:value-type="float" office:value="3.13473564525298">
                <text:p>3.134735645252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94312232270347">
                <text:p>1.94312232270347</text:p>
              </table:table-cell>
              <table:table-cell office:value-type="float" office:value="2.67770763302451">
                <text:p>2.67770763302451</text:p>
              </table:table-cell>
              <table:table-cell office:value-type="float" office:value="3.31069437404967">
                <text:p>3.310694374049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.85251630101949">
                <text:p>1.85251630101949</text:p>
              </table:table-cell>
              <table:table-cell office:value-type="float" office:value="2.62873646947565">
                <text:p>2.62873646947565</text:p>
              </table:table-cell>
              <table:table-cell office:value-type="float" office:value="3.44002006856761">
                <text:p>3.440020068567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.94613194643698">
                <text:p>1.94613194643698</text:p>
              </table:table-cell>
              <table:table-cell office:value-type="float" office:value="2.6103382952966">
                <text:p>2.6103382952966</text:p>
              </table:table-cell>
              <table:table-cell office:value-type="float" office:value="3.63437048058015">
                <text:p>3.63437048058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line" chart:style-name="ch1">
        <chart:title svg:x="5.973cm" svg:y="0.316cm" chart:style-name="ch2">
          <text:p>Speedup (Absolute)</text:p>
        </chart:title>
        <chart:legend chart:legend-position="end" svg:x="13.124cm" svg:y="3.454cm" style:legend-expansion="high" chart:style-name="ch3"/>
        <chart:plot-area chart:style-name="ch4" table:cell-range-address="Sheet1.B26:Sheet1.B32 Sheet1.E25:Sheet1.H32" chart:data-source-has-labels="both" svg:x="1.331cm" svg:y="1.275cm" svg:width="11.473cm" svg:height="6.564cm">
          <chartooo:coordinate-region svg:x="2.243cm" svg:y="1.474cm" svg:width="10.374cm" svg:height="5.718cm"/>
          <chart:axis chart:dimension="x" chart:name="primary-x" chart:style-name="ch5" chartooo:axis-type="auto">
            <chartooo:date-scale/>
            <chart:title svg:x="6.044cm" svg:y="8.019cm" chart:style-name="ch6">
              <text:p>Problem Size</text:p>
            </chart:title>
            <chart:categories table:cell-range-address="Sheet1.B26:Sheet1.B32"/>
          </chart:axis>
          <chart:axis chart:dimension="y" chart:name="primary-y" chart:style-name="ch5">
            <chart:title svg:x="0.451cm" svg:y="5.064cm" chart:style-name="ch7">
              <text:p>Factor</text:p>
            </chart:title>
            <chart:grid chart:style-name="ch8" chart:class="major"/>
          </chart:axis>
          <chart:series chart:style-name="ch9" chart:values-cell-range-address="Sheet1.E26:Sheet1.E32" chart:label-cell-address="Sheet1.E25:Sheet1.E25" chart:class="chart:line">
            <chart:data-point chart:repeated="7"/>
          </chart:series>
          <chart:series chart:style-name="ch10" chart:values-cell-range-address="Sheet1.F26:Sheet1.F32" chart:label-cell-address="Sheet1.F25:Sheet1.F25" chart:class="chart:line">
            <chart:data-point chart:repeated="7"/>
          </chart:series>
          <chart:series chart:style-name="ch11" chart:values-cell-range-address="Sheet1.G26:Sheet1.G32" chart:label-cell-address="Sheet1.G25:Sheet1.G25" chart:class="chart:line">
            <chart:data-point chart:repeated="7"/>
          </chart:series>
          <chart:series chart:style-name="ch12" chart:values-cell-range-address="Sheet1.H26:Sheet1.H32" chart:label-cell-address="Sheet1.H25:Sheet1.H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E25:Sheet1.E25</svg:desc>
                </draw:g>
              </table:table-cell>
              <table:table-cell office:value-type="string">
                <text:p>2 Threads</text:p>
                <draw:g>
                  <svg:desc>Sheet1.F25:Sheet1.F25</svg:desc>
                </draw:g>
              </table:table-cell>
              <table:table-cell office:value-type="string">
                <text:p>3 Threads</text:p>
                <draw:g>
                  <svg:desc>Sheet1.G25:Sheet1.G25</svg:desc>
                </draw:g>
              </table:table-cell>
              <table:table-cell office:value-type="string">
                <text:p>4 Threads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6:Sheet1.B32</svg:desc>
                </draw:g>
              </table:table-cell>
              <table:table-cell office:value-type="float" office:value="0.0975609756097561">
                <text:p>0.0975609756097561</text:p>
                <draw:g>
                  <svg:desc>Sheet1.E26:Sheet1.E32</svg:desc>
                </draw:g>
              </table:table-cell>
              <table:table-cell office:value-type="float" office:value="0.181818181818182">
                <text:p>0.181818181818182</text:p>
                <draw:g>
                  <svg:desc>Sheet1.F26:Sheet1.F32</svg:desc>
                </draw:g>
              </table:table-cell>
              <table:table-cell office:value-type="float" office:value="0.222222222222222">
                <text:p>0.222222222222222</text:p>
                <draw:g>
                  <svg:desc>Sheet1.G26:Sheet1.G32</svg:desc>
                </draw:g>
              </table:table-cell>
              <table:table-cell office:value-type="float" office:value="0.25">
                <text:p>0.25</text:p>
                <draw:g>
                  <svg:desc>Sheet1.H26:Sheet1.H3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932642487046632">
                <text:p>0.09326424870466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8">
                <text:p>0.098</text:p>
              </table:table-cell>
              <table:table-cell office:value-type="float" office:value="0.188824662813102">
                <text:p>0.188824662813102</text:p>
              </table:table-cell>
              <table:table-cell office:value-type="float" office:value="0.271468144044321">
                <text:p>0.271468144044321</text:p>
              </table:table-cell>
              <table:table-cell office:value-type="float" office:value="0.345070422535211">
                <text:p>0.3450704225352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05368153790352">
                <text:p>0.105368153790352</text:p>
              </table:table-cell>
              <table:table-cell office:value-type="float" office:value="0.192703150912106">
                <text:p>0.192703150912106</text:p>
              </table:table-cell>
              <table:table-cell office:value-type="float" office:value="0.26651376146789">
                <text:p>0.26651376146789</text:p>
              </table:table-cell>
              <table:table-cell office:value-type="float" office:value="0.330301307561114">
                <text:p>0.3303013075611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13533374157991">
                <text:p>0.113533374157991</text:p>
              </table:table-cell>
              <table:table-cell office:value-type="float" office:value="0.220609233698239">
                <text:p>0.220609233698239</text:p>
              </table:table-cell>
              <table:table-cell office:value-type="float" office:value="0.304009182585882">
                <text:p>0.304009182585882</text:p>
              </table:table-cell>
              <table:table-cell office:value-type="float" office:value="0.375874303091738">
                <text:p>0.37587430309173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2146274113255">
                <text:p>0.122146274113255</text:p>
              </table:table-cell>
              <table:table-cell office:value-type="float" office:value="0.226277963903599">
                <text:p>0.226277963903599</text:p>
              </table:table-cell>
              <table:table-cell office:value-type="float" office:value="0.321090365372081">
                <text:p>0.321090365372081</text:p>
              </table:table-cell>
              <table:table-cell office:value-type="float" office:value="0.420185634250355">
                <text:p>0.4201856342503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29937498255491">
                <text:p>0.129937498255491</text:p>
              </table:table-cell>
              <table:table-cell office:value-type="float" office:value="0.252875516395109">
                <text:p>0.252875516395109</text:p>
              </table:table-cell>
              <table:table-cell office:value-type="float" office:value="0.339180827691342">
                <text:p>0.339180827691342</text:p>
              </table:table-cell>
              <table:table-cell office:value-type="float" office:value="0.47224100798019">
                <text:p>0.47224100798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01cm" xlink:href=".." xlink:type="simple" chart:class="chart:line" chart:style-name="ch1">
        <chart:title svg:x="5.911cm" svg:y="0.316cm" chart:style-name="ch2">
          <text:p>Efficiency (Relative)</text:p>
        </chart:title>
        <chart:legend chart:legend-position="end" svg:x="13.132cm" svg:y="3.454cm" style:legend-expansion="high" chart:style-name="ch3"/>
        <chart:plot-area chart:style-name="ch4" table:cell-range-address="Sheet1.B15:Sheet1.B21 Sheet1.M14:Sheet1.P21" chart:data-source-has-labels="both" svg:x="1.331cm" svg:y="1.275cm" svg:width="11.481cm" svg:height="6.565cm">
          <chartooo:coordinate-region svg:x="2.058cm" svg:y="1.475cm" svg:width="10.568cm" svg:height="5.718cm"/>
          <chart:axis chart:dimension="x" chart:name="primary-x" chart:style-name="ch5" chartooo:axis-type="auto">
            <chartooo:date-scale/>
            <chart:title svg:x="6.048cm" svg:y="8.02cm" chart:style-name="ch6">
              <text:p>Problem Size</text:p>
            </chart:title>
            <chart:categories table:cell-range-address="Sheet1.B15:Sheet1.B21"/>
          </chart:axis>
          <chart:axis chart:dimension="y" chart:name="primary-y" chart:style-name="ch5">
            <chart:title svg:x="0.451cm" svg:y="5.064cm" chart:style-name="ch7">
              <text:p>Factor</text:p>
            </chart:title>
            <chart:grid chart:style-name="ch8" chart:class="major"/>
          </chart:axis>
          <chart:series chart:style-name="ch9" chart:values-cell-range-address="Sheet1.M15:Sheet1.M21" chart:label-cell-address="Sheet1.M14:Sheet1.M14" chart:class="chart:line">
            <chart:data-point chart:repeated="7"/>
          </chart:series>
          <chart:series chart:style-name="ch10" chart:values-cell-range-address="Sheet1.N15:Sheet1.N21" chart:label-cell-address="Sheet1.N14:Sheet1.N14" chart:class="chart:line">
            <chart:data-point chart:repeated="7"/>
          </chart:series>
          <chart:series chart:style-name="ch11" chart:values-cell-range-address="Sheet1.O15:Sheet1.O21" chart:label-cell-address="Sheet1.O14:Sheet1.O14" chart:class="chart:line">
            <chart:data-point chart:repeated="7"/>
          </chart:series>
          <chart:series chart:style-name="ch12" chart:values-cell-range-address="Sheet1.P15:Sheet1.P21" chart:label-cell-address="Sheet1.P14:Sheet1.P14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M14:Sheet1.M14</svg:desc>
                </draw:g>
              </table:table-cell>
              <table:table-cell office:value-type="string">
                <text:p>2 Threads</text:p>
                <draw:g>
                  <svg:desc>Sheet1.N14:Sheet1.N14</svg:desc>
                </draw:g>
              </table:table-cell>
              <table:table-cell office:value-type="string">
                <text:p>3 Threads</text:p>
                <draw:g>
                  <svg:desc>Sheet1.O14:Sheet1.O14</svg:desc>
                </draw:g>
              </table:table-cell>
              <table:table-cell office:value-type="string">
                <text:p>4 Threads</text:p>
                <draw:g>
                  <svg:desc>Sheet1.P14:Sheet1.P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15:Sheet1.B21</svg:desc>
                </draw:g>
              </table:table-cell>
              <table:table-cell office:value-type="float" office:value="1">
                <text:p>1</text:p>
                <draw:g>
                  <svg:desc>Sheet1.M15:Sheet1.M21</svg:desc>
                </draw:g>
              </table:table-cell>
              <table:table-cell office:value-type="float" office:value="0.931818181818182">
                <text:p>0.931818181818182</text:p>
                <draw:g>
                  <svg:desc>Sheet1.N15:Sheet1.N21</svg:desc>
                </draw:g>
              </table:table-cell>
              <table:table-cell office:value-type="float" office:value="0.759259259259259">
                <text:p>0.759259259259259</text:p>
                <draw:g>
                  <svg:desc>Sheet1.O15:Sheet1.O21</svg:desc>
                </draw:g>
              </table:table-cell>
              <table:table-cell office:value-type="float" office:value="0.640625">
                <text:p>0.640625</text:p>
                <draw:g>
                  <svg:desc>Sheet1.P15:Sheet1.P21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893518518518519">
                <text:p>0.893518518518519</text:p>
              </table:table-cell>
              <table:table-cell office:value-type="float" office:value="0.857777777777778">
                <text:p>0.857777777777778</text:p>
              </table:table-cell>
              <table:table-cell office:value-type="float" office:value="0.804166666666667">
                <text:p>0.80416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963391136801541">
                <text:p>0.963391136801541</text:p>
              </table:table-cell>
              <table:table-cell office:value-type="float" office:value="0.923361034164358">
                <text:p>0.923361034164358</text:p>
              </table:table-cell>
              <table:table-cell office:value-type="float" office:value="0.880281690140845">
                <text:p>0.8802816901408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914427860696517">
                <text:p>0.914427860696517</text:p>
              </table:table-cell>
              <table:table-cell office:value-type="float" office:value="0.843119266055046">
                <text:p>0.843119266055046</text:p>
              </table:table-cell>
              <table:table-cell office:value-type="float" office:value="0.783683911313246">
                <text:p>0.7836839113132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71561161351737">
                <text:p>0.971561161351737</text:p>
              </table:table-cell>
              <table:table-cell office:value-type="float" office:value="0.892569211008171">
                <text:p>0.892569211008171</text:p>
              </table:table-cell>
              <table:table-cell office:value-type="float" office:value="0.827673593512417">
                <text:p>0.8276735935124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26258150509745">
                <text:p>0.926258150509745</text:p>
              </table:table-cell>
              <table:table-cell office:value-type="float" office:value="0.876245489825216">
                <text:p>0.876245489825216</text:p>
              </table:table-cell>
              <table:table-cell office:value-type="float" office:value="0.860005017141901">
                <text:p>0.8600050171419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73065973218489">
                <text:p>0.973065973218489</text:p>
              </table:table-cell>
              <table:table-cell office:value-type="float" office:value="0.870112765098865">
                <text:p>0.870112765098865</text:p>
              </table:table-cell>
              <table:table-cell office:value-type="float" office:value="0.908592620145038">
                <text:p>0.9085926201450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02cm" xlink:href=".." xlink:type="simple" chart:class="chart:line" chart:style-name="ch1">
        <chart:title svg:x="5.858cm" svg:y="0.316cm" chart:style-name="ch2">
          <text:p>Efficiency (Absolute)</text:p>
        </chart:title>
        <chart:legend chart:legend-position="end" svg:x="13.132cm" svg:y="3.455cm" style:legend-expansion="high" chart:style-name="ch3"/>
        <chart:plot-area chart:style-name="ch4" table:cell-range-address="Sheet1.B26:Sheet1.B32 Sheet1.M25:Sheet1.P32" chart:data-source-has-labels="both" svg:x="1.331cm" svg:y="1.275cm" svg:width="11.481cm" svg:height="6.566cm">
          <chartooo:coordinate-region svg:x="2.243cm" svg:y="1.475cm" svg:width="10.382cm" svg:height="5.719cm"/>
          <chart:axis chart:dimension="x" chart:name="primary-x" chart:style-name="ch5" chartooo:axis-type="auto">
            <chartooo:date-scale/>
            <chart:title svg:x="6.048cm" svg:y="8.021cm" chart:style-name="ch6">
              <text:p>Problem Size</text:p>
            </chart:title>
            <chart:categories table:cell-range-address="Sheet1.B26:Sheet1.B32"/>
          </chart:axis>
          <chart:axis chart:dimension="y" chart:name="primary-y" chart:style-name="ch5">
            <chart:title svg:x="0.451cm" svg:y="5.065cm" chart:style-name="ch7">
              <text:p>Factor</text:p>
            </chart:title>
            <chart:grid chart:style-name="ch8" chart:class="major"/>
          </chart:axis>
          <chart:series chart:style-name="ch9" chart:values-cell-range-address="Sheet1.M26:Sheet1.M32" chart:label-cell-address="Sheet1.M25:Sheet1.M25" chart:class="chart:line">
            <chart:data-point chart:repeated="7"/>
          </chart:series>
          <chart:series chart:style-name="ch10" chart:values-cell-range-address="Sheet1.N26:Sheet1.N32" chart:label-cell-address="Sheet1.N25:Sheet1.N25" chart:class="chart:line">
            <chart:data-point chart:repeated="7"/>
          </chart:series>
          <chart:series chart:style-name="ch11" chart:values-cell-range-address="Sheet1.O26:Sheet1.O32" chart:label-cell-address="Sheet1.O25:Sheet1.O25" chart:class="chart:line">
            <chart:data-point chart:repeated="7"/>
          </chart:series>
          <chart:series chart:style-name="ch12" chart:values-cell-range-address="Sheet1.P26:Sheet1.P32" chart:label-cell-address="Sheet1.P25:Sheet1.P2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M25:Sheet1.M25</svg:desc>
                </draw:g>
              </table:table-cell>
              <table:table-cell office:value-type="string">
                <text:p>2 Threads</text:p>
                <draw:g>
                  <svg:desc>Sheet1.N25:Sheet1.N25</svg:desc>
                </draw:g>
              </table:table-cell>
              <table:table-cell office:value-type="string">
                <text:p>3 Threads</text:p>
                <draw:g>
                  <svg:desc>Sheet1.O25:Sheet1.O25</svg:desc>
                </draw:g>
              </table:table-cell>
              <table:table-cell office:value-type="string">
                <text:p>4 Threads</text:p>
                <draw:g>
                  <svg:desc>Sheet1.P25:Sheet1.P2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6:Sheet1.B32</svg:desc>
                </draw:g>
              </table:table-cell>
              <table:table-cell office:value-type="float" office:value="0.0975609756097561">
                <text:p>0.0975609756097561</text:p>
                <draw:g>
                  <svg:desc>Sheet1.M26:Sheet1.M32</svg:desc>
                </draw:g>
              </table:table-cell>
              <table:table-cell office:value-type="float" office:value="0.0909090909090909">
                <text:p>0.0909090909090909</text:p>
                <draw:g>
                  <svg:desc>Sheet1.N26:Sheet1.N32</svg:desc>
                </draw:g>
              </table:table-cell>
              <table:table-cell office:value-type="float" office:value="0.0740740740740741">
                <text:p>0.0740740740740741</text:p>
                <draw:g>
                  <svg:desc>Sheet1.O26:Sheet1.O32</svg:desc>
                </draw:g>
              </table:table-cell>
              <table:table-cell office:value-type="float" office:value="0.0625">
                <text:p>0.0625</text:p>
                <draw:g>
                  <svg:desc>Sheet1.P26:Sheet1.P3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932642487046632">
                <text:p>0.093264248704663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">
                <text:p>0.0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8">
                <text:p>0.098</text:p>
              </table:table-cell>
              <table:table-cell office:value-type="float" office:value="0.0944123314065511">
                <text:p>0.0944123314065511</text:p>
              </table:table-cell>
              <table:table-cell office:value-type="float" office:value="0.0904893813481071">
                <text:p>0.0904893813481071</text:p>
              </table:table-cell>
              <table:table-cell office:value-type="float" office:value="0.0862676056338028">
                <text:p>0.08626760563380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05368153790352">
                <text:p>0.105368153790352</text:p>
              </table:table-cell>
              <table:table-cell office:value-type="float" office:value="0.096351575456053">
                <text:p>0.096351575456053</text:p>
              </table:table-cell>
              <table:table-cell office:value-type="float" office:value="0.0888379204892966">
                <text:p>0.0888379204892966</text:p>
              </table:table-cell>
              <table:table-cell office:value-type="float" office:value="0.0825753268902786">
                <text:p>0.08257532689027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13533374157991">
                <text:p>0.113533374157991</text:p>
              </table:table-cell>
              <table:table-cell office:value-type="float" office:value="0.110304616849119">
                <text:p>0.110304616849119</text:p>
              </table:table-cell>
              <table:table-cell office:value-type="float" office:value="0.101336394195294">
                <text:p>0.101336394195294</text:p>
              </table:table-cell>
              <table:table-cell office:value-type="float" office:value="0.0939685757729346">
                <text:p>0.09396857577293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2146274113255">
                <text:p>0.122146274113255</text:p>
              </table:table-cell>
              <table:table-cell office:value-type="float" office:value="0.113138981951799">
                <text:p>0.113138981951799</text:p>
              </table:table-cell>
              <table:table-cell office:value-type="float" office:value="0.107030121790694">
                <text:p>0.107030121790694</text:p>
              </table:table-cell>
              <table:table-cell office:value-type="float" office:value="0.105046408562589">
                <text:p>0.1050464085625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29937498255491">
                <text:p>0.129937498255491</text:p>
              </table:table-cell>
              <table:table-cell office:value-type="float" office:value="0.126437758197555">
                <text:p>0.126437758197555</text:p>
              </table:table-cell>
              <table:table-cell office:value-type="float" office:value="0.113060275897114">
                <text:p>0.113060275897114</text:p>
              </table:table-cell>
              <table:table-cell office:value-type="float" office:value="0.118060251995047">
                <text:p>0.1180602519950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